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content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/>
  <office:automatic-styles>
    <style:style style:family="paragraph" style:class="text" style:name="Paragraph-1" style:parent-style-name="바탕글" style:master-page-name="MasterPage-1">
      <style:paragraph-properties fo:text-align="center" fo:text-indent="0pt" fo:margin-left="0pt" fo:margin-right="0pt" fo:margin-top="0pt" fo:margin-bottom="0pt" fo:line-height="160%"/>
    </style:style>
    <style:style style:family="text" style:name="p1-1-1">
      <style:text-properties style:font-name="휴먼명조" style:font-name-asian="한양신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-1-2">
      <style:text-properties style:font-name="휴먼명조" style:font-name-asian="한양신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-1-3">
      <style:text-properties style:font-name="휴먼명조" style:font-name-asian="한양신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3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" style:parent-style-name="보기">
      <style:paragraph-properties fo:text-align="justify" fo:text-indent="-22.48pt" fo:margin-left="34.48pt" fo:margin-right="0pt" fo:margin-top="0pt" fo:margin-bottom="0pt" fo:line-height="160%"/>
    </style:style>
    <style:style style:family="paragraph" style:class="text" style:name="Paragraph-6" style:parent-style-name="보기">
      <style:paragraph-properties fo:text-align="justify" fo:text-indent="-22.13pt" fo:margin-left="34.13pt" fo:margin-right="0pt" fo:margin-top="0pt" fo:margin-bottom="0pt" fo:line-height="160%"/>
    </style:style>
    <style:style style:family="paragraph" style:class="text" style:name="Paragraph-7" style:parent-style-name="보기">
      <style:paragraph-properties fo:text-align="justify" fo:text-indent="-19.35pt" fo:margin-left="31.35pt" fo:margin-right="0pt" fo:margin-top="0pt" fo:margin-bottom="0pt" fo:line-height="160%"/>
    </style:style>
    <style:style style:family="paragraph" style:class="text" style:name="Paragraph-8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9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3" style:parent-style-name="바탕글">
      <style:paragraph-properties fo:text-align="justify" fo:text-indent="-15.51pt" fo:margin-left="15.51pt" fo:margin-right="0pt" fo:margin-top="0pt" fo:margin-bottom="0pt" fo:line-height="160%"/>
    </style:style>
    <style:style style:family="text" style:name="p1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-1-2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3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6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" style:parent-style-name="보기">
      <style:paragraph-properties fo:text-align="justify" fo:text-indent="-20.92pt" fo:margin-left="32.92pt" fo:margin-right="0pt" fo:margin-top="0pt" fo:margin-bottom="0pt" fo:line-height="160%"/>
    </style:style>
    <style:style style:family="paragraph" style:class="text" style:name="Paragraph-18" style:parent-style-name="보기">
      <style:paragraph-properties fo:text-align="justify" fo:text-indent="-21.73pt" fo:margin-left="33.73pt" fo:margin-right="0pt" fo:margin-top="0pt" fo:margin-bottom="0pt" fo:line-height="160%"/>
    </style:style>
    <style:style style:family="paragraph" style:class="text" style:name="Paragraph-19" style:parent-style-name="보기">
      <style:paragraph-properties fo:text-align="justify" fo:text-indent="-20.92pt" fo:margin-left="32.92pt" fo:margin-right="0pt" fo:margin-top="0pt" fo:margin-bottom="0pt" fo:line-height="160%"/>
    </style:style>
    <style:style style:family="paragraph" style:class="text" style:name="Paragraph-20" style:parent-style-name="보기">
      <style:paragraph-properties fo:text-align="justify" fo:text-indent="-21.73pt" fo:margin-left="33.73pt" fo:margin-right="0pt" fo:margin-top="0pt" fo:margin-bottom="0pt" fo:line-height="160%"/>
    </style:style>
    <style:style style:family="paragraph" style:class="text" style:name="Paragraph-21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22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7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28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3" style:parent-style-name="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34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9" style:parent-style-name="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40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4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1" style:parent-style-name="보기">
      <style:paragraph-properties fo:text-align="justify" fo:text-indent="-22.01pt" fo:margin-left="34.01pt" fo:margin-right="0pt" fo:margin-top="0pt" fo:margin-bottom="0pt" fo:line-height="160%"/>
    </style:style>
    <style:style style:family="paragraph" style:class="text" style:name="Paragraph-42" style:parent-style-name="보기">
      <style:paragraph-properties fo:text-align="justify" fo:text-indent="-21.12pt" fo:margin-left="33.12pt" fo:margin-right="0pt" fo:margin-top="0pt" fo:margin-bottom="0pt" fo:line-height="160%"/>
    </style:style>
    <style:style style:family="text" style:name="p42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3" style:parent-style-name="보기">
      <style:paragraph-properties fo:text-align="justify" fo:text-indent="-14.92pt" fo:margin-left="26.92pt" fo:margin-right="0pt" fo:margin-top="0pt" fo:margin-bottom="0pt" fo:line-height="160%"/>
    </style:style>
    <style:style style:family="paragraph" style:class="text" style:name="Paragraph-45" style:parent-style-name="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46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4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7" style:parent-style-name="보기">
      <style:paragraph-properties fo:text-align="justify" fo:text-indent="0pt" fo:margin-left="12pt" fo:margin-right="0pt" fo:margin-top="0pt" fo:margin-bottom="0pt" fo:line-height="100%"/>
    </style:style>
    <style:style style:family="text" style:name="p47-1-2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47-1-4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paragraph" style:class="text" style:name="Paragraph-48" style:parent-style-name="보기">
      <style:paragraph-properties fo:text-align="justify" fo:text-indent="0pt" fo:margin-left="12pt" fo:margin-right="0pt" fo:margin-top="0pt" fo:margin-bottom="0pt" fo:line-height="100%"/>
    </style:style>
    <style:style style:family="paragraph" style:class="text" style:name="Paragraph-49" style:parent-style-name="보기">
      <style:paragraph-properties fo:text-align="justify" fo:text-indent="0pt" fo:margin-left="12pt" fo:margin-right="0pt" fo:margin-top="0pt" fo:margin-bottom="0pt" fo:line-height="100%"/>
    </style:style>
    <style:style style:family="text" style:name="p49-1-2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49-1-4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paragraph" style:class="text" style:name="Paragraph-50" style:parent-style-name="보기">
      <style:paragraph-properties fo:text-align="justify" fo:text-indent="0pt" fo:margin-left="12pt" fo:margin-right="0pt" fo:margin-top="0pt" fo:margin-bottom="0pt" fo:line-height="100%"/>
    </style:style>
    <style:style style:family="paragraph" style:class="text" style:name="Paragraph-51" style:parent-style-name="보기">
      <style:paragraph-properties fo:text-align="justify" fo:text-indent="0pt" fo:margin-left="12pt" fo:margin-right="0pt" fo:margin-top="0pt" fo:margin-bottom="0pt" fo:line-height="160%"/>
    </style:style>
    <style:style style:family="paragraph" style:class="text" style:name="Paragraph-52" style:parent-style-name="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53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5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4" style:parent-style-name="보기">
      <style:paragraph-properties fo:text-align="justify" fo:text-indent="-22.62pt" fo:margin-left="34.62pt" fo:margin-right="0pt" fo:margin-top="0pt" fo:margin-bottom="0pt" fo:line-height="160%"/>
    </style:style>
    <style:style style:family="paragraph" style:class="text" style:name="Paragraph-55" style:parent-style-name="보기">
      <style:paragraph-properties fo:text-align="justify" fo:text-indent="-22.05pt" fo:margin-left="34.05pt" fo:margin-right="0pt" fo:margin-top="0pt" fo:margin-bottom="0pt" fo:line-height="160%"/>
    </style:style>
    <style:style style:family="paragraph" style:class="text" style:name="Paragraph-56" style:parent-style-name="보기">
      <style:paragraph-properties fo:text-align="justify" fo:text-indent="-21.09pt" fo:margin-left="33.09pt" fo:margin-right="0pt" fo:margin-top="0pt" fo:margin-bottom="0pt" fo:line-height="160%"/>
    </style:style>
    <style:style style:family="paragraph" style:class="text" style:name="Paragraph-57" style:parent-style-name="보기">
      <style:paragraph-properties fo:text-align="justify" fo:text-indent="-22.1pt" fo:margin-left="34.1pt" fo:margin-right="0pt" fo:margin-top="0pt" fo:margin-bottom="0pt" fo:line-height="160%"/>
    </style:style>
    <style:style style:family="paragraph" style:class="text" style:name="Paragraph-58" style:parent-style-name="보기">
      <style:paragraph-properties fo:text-align="justify" fo:text-indent="-22.1pt" fo:margin-left="34.1pt" fo:margin-right="0pt" fo:margin-top="0pt" fo:margin-bottom="0pt" fo:line-height="160%"/>
    </style:style>
    <style:style style:family="paragraph" style:class="text" style:name="Paragraph-59" style:parent-style-name="바탕글">
      <style:paragraph-properties fo:text-align="justify" fo:text-indent="-21.93pt" fo:margin-left="21.93pt" fo:margin-right="0pt" fo:margin-top="0pt" fo:margin-bottom="0pt" fo:line-height="160%"/>
    </style:style>
    <style:style style:family="text" style:name="p5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9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1" style:parent-style-name="보기">
      <style:paragraph-properties fo:text-align="justify" fo:text-indent="-134.94pt" fo:margin-left="146.94pt" fo:margin-right="0pt" fo:margin-top="0pt" fo:margin-bottom="0pt" fo:line-height="160%"/>
    </style:style>
    <style:style style:family="text" style:name="p61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2" style:parent-style-name="보기">
      <style:paragraph-properties fo:text-align="justify" fo:text-indent="-153.28pt" fo:margin-left="165.28pt" fo:margin-right="0pt" fo:margin-top="0pt" fo:margin-bottom="0pt" fo:line-height="160%"/>
    </style:style>
    <style:style style:family="text" style:name="p62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2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2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2-1-5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3" style:parent-style-name="보기">
      <style:paragraph-properties fo:text-align="justify" fo:text-indent="-110.16pt" fo:margin-left="122.16pt" fo:margin-right="0pt" fo:margin-top="0pt" fo:margin-bottom="0pt" fo:line-height="160%"/>
    </style:style>
    <style:style style:family="text" style:name="p63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3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3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4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65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66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6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7" style:parent-style-name="보기">
      <style:paragraph-properties fo:text-align="justify" fo:text-indent="-21.93pt" fo:margin-left="33.93pt" fo:margin-right="0pt" fo:margin-top="0pt" fo:margin-bottom="0pt" fo:line-height="160%"/>
    </style:style>
    <style:style style:family="paragraph" style:class="text" style:name="Paragraph-68" style:parent-style-name="보기">
      <style:paragraph-properties fo:text-align="justify" fo:text-indent="-21.37pt" fo:margin-left="33.37pt" fo:margin-right="0pt" fo:margin-top="0pt" fo:margin-bottom="0pt" fo:line-height="160%"/>
    </style:style>
    <style:style style:family="paragraph" style:class="text" style:name="Paragraph-69" style:parent-style-name="보기">
      <style:paragraph-properties fo:text-align="justify" fo:text-indent="-22.01pt" fo:margin-left="34.01pt" fo:margin-right="0pt" fo:margin-top="0pt" fo:margin-bottom="0pt" fo:line-height="160%"/>
    </style:style>
    <style:style style:family="text" style:name="p70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1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72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7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7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78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7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9" style:parent-style-name="보기">
      <style:paragraph-properties fo:text-align="justify" fo:text-indent="-21.83pt" fo:margin-left="33.83pt" fo:margin-right="0pt" fo:margin-top="0pt" fo:margin-bottom="0pt" fo:line-height="160%"/>
    </style:style>
    <style:style style:family="paragraph" style:class="text" style:name="Paragraph-83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84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8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5" style:parent-style-name="보기">
      <style:paragraph-properties fo:text-align="justify" fo:text-indent="-21.37pt" fo:margin-left="33.37pt" fo:margin-right="0pt" fo:margin-top="0pt" fo:margin-bottom="0pt" fo:line-height="160%"/>
    </style:style>
    <style:style style:family="paragraph" style:class="text" style:name="Paragraph-87" style:parent-style-name="보기">
      <style:paragraph-properties fo:text-align="justify" fo:text-indent="-21.37pt" fo:margin-left="33.37pt" fo:margin-right="0pt" fo:margin-top="0pt" fo:margin-bottom="0pt" fo:line-height="160%"/>
    </style:style>
    <style:style style:family="paragraph" style:class="text" style:name="Paragraph-89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90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9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95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96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9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1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02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0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7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08" style:parent-style-name="바탕글">
      <style:paragraph-properties fo:text-align="justify" fo:text-indent="-21.59pt" fo:margin-left="21.59pt" fo:margin-right="0pt" fo:margin-top="0pt" fo:margin-bottom="0pt" fo:line-height="160%"/>
    </style:style>
    <style:style style:family="text" style:name="p10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8-1-2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08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8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0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11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1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2" style:parent-style-name="바탕글">
      <style:paragraph-properties fo:text-align="justify" fo:text-indent="-24pt" fo:margin-left="24pt" fo:margin-right="0pt" fo:margin-top="0pt" fo:margin-bottom="0pt" fo:line-height="160%"/>
    </style:style>
    <style:style style:family="text" style:name="p11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2-1-2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12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2-1-4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12-1-5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2-1-6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12-1-7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2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2-2-2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12-2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2-2-4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12-2-5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4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15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1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7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1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0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21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2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1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1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2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2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2-1-2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22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4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25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2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5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5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5-1-4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25-1-5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6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2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6-1-2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26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6-1-4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26-1-5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8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29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2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9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9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9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4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35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3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5-1-2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35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5-1-4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35-1-5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5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7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38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3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8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8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9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3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9-1-2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39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1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42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4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2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2-1-3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42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2-1-5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42-1-6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2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2-2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4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45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4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5-1-2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45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5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5-2-2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45-2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5-3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5-3-2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45-3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8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4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8-1-2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48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8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0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5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0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2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53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5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7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8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59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5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0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6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1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1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5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66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6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1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72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7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3" style:parent-style-name="바탕글">
      <style:paragraph-properties fo:text-align="justify" fo:text-indent="-18pt" fo:margin-left="18pt" fo:margin-right="0pt" fo:margin-top="0pt" fo:margin-bottom="0pt" fo:line-height="160%"/>
    </style:style>
    <style:style style:family="text" style:name="p17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3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3-2-2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73-2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3-3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5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76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7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7" style:parent-style-name="바탕글">
      <style:paragraph-properties fo:text-align="justify" fo:text-indent="-18pt" fo:margin-left="18pt" fo:margin-right="0pt" fo:margin-top="0pt" fo:margin-bottom="0pt" fo:line-height="160%"/>
    </style:style>
    <style:style style:family="text" style:name="p17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7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8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7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8-1-2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78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9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7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9-1-2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79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8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82" style:parent-style-name="바탕글">
      <style:paragraph-properties fo:text-align="justify" fo:text-indent="-21.3pt" fo:margin-left="21.3pt" fo:margin-right="0pt" fo:margin-top="0pt" fo:margin-bottom="0pt" fo:line-height="160%"/>
    </style:style>
    <style:style style:family="text" style:name="p18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2-1-2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82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2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84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85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8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86" style:parent-style-name="바탕글">
      <style:paragraph-properties fo:text-align="justify" fo:text-indent="-18pt" fo:margin-left="18pt" fo:margin-right="0pt" fo:margin-top="0pt" fo:margin-bottom="0pt" fo:line-height="160%"/>
    </style:style>
    <style:style style:family="text" style:name="p18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6-1-2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86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6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88" style:parent-style-name="보기">
      <style:paragraph-properties fo:text-align="justify" fo:text-indent="-21.6pt" fo:margin-left="33.6pt" fo:margin-right="0pt" fo:margin-top="0pt" fo:margin-bottom="0pt" fo:line-height="130%"/>
    </style:style>
    <style:style style:family="paragraph" style:class="text" style:name="Paragraph-189" style:parent-style-name="바탕글">
      <style:paragraph-properties fo:text-align="justify" fo:text-indent="-22.22pt" fo:margin-left="22.22pt" fo:margin-right="0pt" fo:margin-top="0pt" fo:margin-bottom="0pt" fo:line-height="160%"/>
    </style:style>
    <style:style style:family="text" style:name="p18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9-1-2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89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9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92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9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3" style:parent-style-name="바탕글">
      <style:paragraph-properties fo:text-align="justify" fo:text-indent="-18pt" fo:margin-left="18pt" fo:margin-right="0pt" fo:margin-top="0pt" fo:margin-bottom="0pt" fo:line-height="160%"/>
    </style:style>
    <style:style style:family="text" style:name="p19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3-1-2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93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3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5" style:parent-style-name="보기">
      <style:paragraph-properties fo:text-align="justify" fo:text-indent="-21.6pt" fo:margin-left="33.6pt" fo:margin-right="0pt" fo:margin-top="0pt" fo:margin-bottom="0pt" fo:line-height="130%"/>
    </style:style>
    <style:style style:family="paragraph" style:class="text" style:name="Paragraph-196" style:parent-style-name="바탕글">
      <style:paragraph-properties fo:text-align="justify" fo:text-indent="-21.5pt" fo:margin-left="21.5pt" fo:margin-right="0pt" fo:margin-top="0pt" fo:margin-bottom="0pt" fo:line-height="160%"/>
    </style:style>
    <style:style style:family="text" style:name="p19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6-1-2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96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6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6-2-2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96-2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6-3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8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99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9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05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0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10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211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1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16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217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1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18" style:parent-style-name="바탕글">
      <style:paragraph-properties fo:text-align="justify" fo:text-indent="-18pt" fo:margin-left="18pt" fo:margin-right="0pt" fo:margin-top="0pt" fo:margin-bottom="0pt" fo:line-height="160%"/>
    </style:style>
    <style:style style:family="text" style:name="p21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8-1-2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218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8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20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221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2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22" style:parent-style-name="바탕글">
      <style:paragraph-properties fo:text-align="justify" fo:text-indent="-18pt" fo:margin-left="18pt" fo:margin-right="0pt" fo:margin-top="0pt" fo:margin-bottom="0pt" fo:line-height="160%"/>
    </style:style>
    <style:style style:family="text" style:name="p22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2-1-2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222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2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2-3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24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225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2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27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228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2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8-1-2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228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8-1-4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228-1-5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30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231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3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36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237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3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39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240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4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0-1-2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240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42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243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244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4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4-1-2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244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46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247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4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7-1-2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247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49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250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5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54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55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256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5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58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61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262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6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62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62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67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268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6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69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73" style:parent-style-name="바탕글">
      <style:paragraph-properties fo:text-align="justify" fo:text-indent="-24.13pt" fo:margin-left="24.13pt" fo:margin-right="0pt" fo:margin-top="0pt" fo:margin-bottom="0pt" fo:line-height="160%"/>
    </style:style>
    <style:style style:family="text" style:name="p27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73-1-2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273-2-1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273-2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73-2-3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273-2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77" style:parent-style-name="바탕글">
      <style:paragraph-properties fo:text-align="center" fo:text-indent="0pt" fo:margin-left="0pt" fo:margin-right="0pt" fo:margin-top="0pt" fo:margin-bottom="0pt" fo:line-height="160%" fo:break-before="page"/>
    </style:style>
    <style:style style:family="paragraph" style:class="text" style:name="Paragraph-27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78-1-1">
      <style:text-properties style:font-name="바탕" style:font-name-asian="바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9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7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79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80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8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80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81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8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81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82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8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82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83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8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83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84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8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84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85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8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85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86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8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86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86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86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87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8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87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87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88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8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88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89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8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89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90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9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0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91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9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1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92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9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2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93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9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3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94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9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4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95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9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5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96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9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6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97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9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7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98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9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8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99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9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9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00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0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0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01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0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1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02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0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2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03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0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3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04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0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4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05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0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5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06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0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6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07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0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7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08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0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8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09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0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9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10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1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10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11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1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11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12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1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12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13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1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13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14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1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14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15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1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15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16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1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16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17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1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17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18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1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18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19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1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19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20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2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20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21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2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21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21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21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22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2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22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22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22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23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2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23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24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2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24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25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2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25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26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2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26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27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2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27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28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2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28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29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2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29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30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3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30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31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3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31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32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3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32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32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32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33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3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33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34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3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34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34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34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35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3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35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35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35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36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3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36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37" style:parent-style-name="바탕글">
      <style:paragraph-properties fo:text-align="center" fo:text-indent="0pt" fo:margin-left="0pt" fo:margin-right="0pt" fo:margin-top="0pt" fo:margin-bottom="0pt" fo:line-height="160%"/>
    </style:style>
    <style:style style:name="Table-1" style:family="table">
      <style:table-properties style:width="168.01mm" table:align="margins" fo:margin-left="1mm" fo:margin-right="1mm" fo:margin-top="1mm" fo:margin-bottom="1mm" table:border-model="collapsing"/>
    </style:style>
    <style:style style:name="Table-1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2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2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aragraph-1"><text:span text:style-name="p1-1-1">[</text:span><text:span text:style-name="p1-1-2">취 업 규 칙</text:span><text:span text:style-name="p1-1-3">]</text:span></text:p>
      <text:p text:style-name="Paragraph-2"/>
      <text:p text:style-name="Paragraph-3"><text:span text:style-name="p3-1-1">1. 취업규칙에서 사용하는 용어의 정의이다. 틀린 것은?(제3조)</text:span></text:p>
      <text:p text:style-name="보기"><text:span>가. </text:span><text:span>“</text:span><text:span>통상근무자</text:span><text:span>”</text:span><text:span>라 함은 1일 8시간, 1주 40시간 근무를 기본으로 일근 근무하는 형</text:span><text:span>태로 취업하는 직원을 말한다.</text:span></text:p>
      <text:p text:style-name="Paragraph-5"><text:span>나. </text:span><text:span>“3</text:span><text:span>조2교대 근무자</text:span><text:span>”</text:span><text:span>라 함은 근무인원을 3개조로 편성하여 21주기(주간 2주, 야간 </text:span><text:span>1주)로 순환 근무하는 형태로 취업하는 직원을 말한다.</text:span></text:p>
      <text:p text:style-name="Paragraph-6"><text:span>다. </text:span><text:span>“</text:span><text:span>야간격일 근무자</text:span><text:span>”</text:span><text:span>라 함은 근무인원을 2개조로 편성하여 격일로 야간근무하는 형</text:span><text:span>태로 취업하는 직원을 말한다.</text:span></text:p>
      <text:p text:style-name="Paragraph-7"><text:span>라 </text:span><text:span>“</text:span><text:span>교번 근무자</text:span><text:span>”</text:span><text:span>라 함은 사업표(교번</text:span><text:span>DIA)</text:span><text:span>에 따라 교대 근무하는 형태로 취업하는 </text:span><text:span>직원을 말한다</text:span></text:p>
      <text:p text:style-name="Paragraph-8"/>
      <text:p text:style-name="Paragraph-9"><text:span text:style-name="p9-1-1">2. “</text:span><text:span text:style-name="p9-1-2">소속장</text:span><text:span text:style-name="p9-1-3">”</text:span><text:span text:style-name="p9-1-4">에 포함되지 않은 것은?(제3조)</text:span></text:p>
      <text:p text:style-name="보기"><text:span>가. 부서의 팀장                  나. 현업기관의 장</text:span></text:p>
      <text:p text:style-name="보기"><text:span>다. 역, 지소 및 분소의 장      </text:span><text:span text:style-name="p11-1-2">  </text:span><text:span> 라. 사장</text:span></text:p>
      <text:p text:style-name="Paragraph-12"/>
      <text:p text:style-name="Paragraph-13"><text:span text:style-name="p13-1-1">3. 직원은 </text:span><text:span text:style-name="p13-1-2">    </text:span><text:span text:style-name="p13-1-3">규칙 또는 공사의 사규가 정하는 바에 의하지 아니하고는 그 의사에 반</text:span><text:span text:style-name="p13-2-1">하여 휴직, 강임, 면직 등 불리한 처우를 받지 아니한다.(제4조)</text:span></text:p>
      <text:p text:style-name="보기"><text:span>가. 취업       나. 인사       다. 노사        라. 근무</text:span></text:p>
      <text:p text:style-name="Paragraph-15"/>
      <text:p text:style-name="Paragraph-16"><text:span text:style-name="p16-1-1">4. 취업규칙의 균등 처우에 관한 사항중 틀린 것은?(제5조)</text:span></text:p>
      <text:p text:style-name="Paragraph-17"><text:span>가. 공사는 직원의 모집에 있어서 남녀에게 평등한 기회를 부여한다.</text:span></text:p>
      <text:p text:style-name="Paragraph-18"><text:span>나. 직원은 성별, 신앙 또는 사회적 신분을 이유로 교육, 전보, 승진, 정년퇴직, 해고, </text:span><text:span>임금 또는 근로 조건상의 차별대우를 받지 아니한다.</text:span></text:p>
      <text:p text:style-name="Paragraph-19"><text:span>다. 공사는 직원의 채용에 있어서 남녀에게 평등한 기회를 부여한다.</text:span></text:p>
      <text:p text:style-name="Paragraph-20"><text:span>라. 직원은 성별, 신앙 또는 사회적 신분을 이유로 교육, 전보, 승진, 정년퇴직, 해고, </text:span><text:span>임금 또는 근로 조건상의 차별대우를 받는다.</text:span></text:p>
      <text:p text:style-name="Paragraph-21"/>
      <text:p text:style-name="Paragraph-22"><text:span text:style-name="p22-1-1">5. 취업규칙의 성실의무사항이 아닌 것은?(제6조)</text:span></text:p>
      <text:p text:style-name="보기"><text:span>가. 직원은 법령과 공사의 사규 및 직무상의 명령지시를 준수한다.</text:span></text:p>
      <text:p text:style-name="보기"><text:span>나. 직원은 항상 공사를 보호하고 부과된 직무를 근면 성실히 수행하여야 한다.</text:span></text:p>
      <text:p text:style-name="보기"><text:span>다. 상사는 부하를 강압적으로 지도 통솔함과 동시에 부하의 인격을 존중한다.</text:span></text:p>
      <text:p text:style-name="보기"><text:span>라. 상사는 직무수행에 모범이 되어야 한다.</text:span></text:p>
      <text:p text:style-name="Paragraph-27"/>
      <text:p text:style-name="Paragraph-28"><text:span text:style-name="p28-1-1">6. 직원은 다음 각호의 행위를 하여서는 아니된다. 틀린 것은?(제7조)</text:span></text:p>
      <text:p text:style-name="보기"><text:span>가. 개인의 명예를 훼손하거나 손해를 입히는 행위</text:span></text:p>
      <text:p text:style-name="보기"><text:span>나. 공사의 기밀을 누설하는 행위</text:span></text:p>
      <text:p text:style-name="보기"><text:span>다. 공사의 승인 없이 타 업무에 종사하는 행위</text:span></text:p>
      <text:p text:style-name="보기"><text:span>라. 직무와 관련하여 직접 또는 간접으로 사례, 증여 또는 향응을 받는 행위</text:span></text:p>
      <text:p text:style-name="Paragraph-33"/>
      <text:p text:style-name="Paragraph-34"><text:span text:style-name="p34-1-1">7. 직원은 다음 각호의 행위를 하여서는 아니된다. 틀린 것은?(제7조)</text:span></text:p>
      <text:p text:style-name="보기"><text:span>가. 개인에 대하여 타인의 보증인이 되는 행위</text:span></text:p>
      <text:p text:style-name="보기"><text:span>나. 소속장의 승인 또는 정당한 사유 없이 직장을 이탈하는 행위</text:span></text:p>
      <text:p text:style-name="보기"><text:span>다. 집무상의 질서물란 행위</text:span></text:p>
      <text:p text:style-name="보기"><text:span>라. 직무의 내외를 불문하고 품위를 손상하는 행위</text:span></text:p>
      <text:p text:style-name="Paragraph-39"/>
      <text:p text:style-name="Paragraph-40"><text:span text:style-name="p40-1-1">8. 다음중 틀린 것은?(제8,9조)</text:span></text:p>
      <text:p text:style-name="Paragraph-41"><text:span>가. 직원이 고의 또는 중과실로 공사의 재산에 손해를 끼쳤을 때에는 재정보증인과 </text:span><text:span>연대하여 이를 배상하여야 한다.</text:span></text:p>
      <text:p text:style-name="Paragraph-42"><text:span>나. </text:span><text:span text:style-name="p42-1-2">전적, 전거, 개명, 기타 이력사항의 변동이 있을 때에는 지체 없이 신고하여야 한다.</text:span></text:p>
      <text:p text:style-name="Paragraph-43"><text:span>다. 재해 기타 비상사태가 발생한 때에는 개인의 재산보전에 최선을 다하여야 한다.</text:span></text:p>
      <text:p text:style-name="보기"><text:span>라. 직무상 사고가 발생하였을 때에는 지체없이 소속장에게 보고하여야 한다.</text:span></text:p>
      <text:p text:style-name="Paragraph-45"/>
      <text:p text:style-name="Paragraph-46"><text:span text:style-name="p46-1-1">9. 다음중 틀린 것은?(제10조)</text:span></text:p>
      <text:p text:style-name="Paragraph-47"><text:span>실 근무시간은 휴게시간(수면시간 포함)을 제외하고 1일 </text:span><text:span text:style-name="p47-1-2"> 8시간</text:span><text:span>, 1주 </text:span><text:span text:style-name="p47-1-4"> 40시간</text:span><text:span>을</text:span></text:p>
      <text:p text:style-name="Paragraph-48"><text:span>                                                      가.          나.</text:span></text:p>
      <text:p text:style-name="Paragraph-49"><text:span>원칙으로 하되, 필요에 따라 1당무(사업)당  </text:span><text:span text:style-name="p49-1-2">11시간</text:span><text:span> 이내, 1주일에 </text:span><text:span text:style-name="p49-1-4">55시간</text:span><text:span>까지</text:span></text:p>
      <text:p text:style-name="Paragraph-50"><text:span>                                           다.                  라.</text:span></text:p>
      <text:p text:style-name="Paragraph-51"><text:span>근무하게 할 수 있다.</text:span></text:p>
      <text:p text:style-name="Paragraph-52"/>
      <text:p text:style-name="Paragraph-53"><text:span text:style-name="p53-1-1">10. 다음중 근무시간에 관한 사항 중 틀린 것은?(제10조)</text:span></text:p>
      <text:p text:style-name="Paragraph-54"><text:span>가. 통상근무자는 월요일부터 금요일까지(09:00</text:span><text:span>~18:00)</text:span><text:span>로 하고, 토요일은 무급휴무일</text:span><text:span>로 한다. 다만 업무상 필요한 경우에는 시업 및 종업시각을 변경할 수 있다.</text:span></text:p>
      <text:p text:style-name="Paragraph-55"><text:span>나. 3조2교대 근무자는 3개조로 1일 2교대 근무하며 1조는 주간근무(09:00</text:span><text:span>~18:00), 2</text:span><text:span>조는 야간근무(18:00</text:span><text:span>~</text:span><text:span>익일09:00), 3조는 휴무로 하고, 야간근무의 종업시각부터 익</text:span><text:span>일 시업시각까지를 휴일로 한다.</text:span></text:p>
      <text:p text:style-name="Paragraph-56"><text:span>다. 야간격일근무자는 2개조로 격일 근무하며, 각 근무조를 갑반(18:00</text:span><text:span>~</text:span><text:span>익일06:00), 을</text:span><text:span>반(22:00</text:span><text:span>~</text:span><text:span>익일10:00)으로 하고, 종업시각부터 익일 시업시각까지를 휴일로 한다.</text:span></text:p>
      <text:p text:style-name="Paragraph-57"><text:span>라. 교번근무자는 사업표(교번</text:span><text:span>DIA)</text:span><text:span>에 의하되, 실 승무시간, 대기시간 및 준비정리시</text:span><text:span>간을 포함하며 사업표(교번 </text:span><text:span>DIA)</text:span><text:span>상의 </text:span><text:span>“</text:span><text:span>휴</text:span><text:span>”</text:span><text:span>를 휴일로 한다.</text:span></text:p>
      <text:p text:style-name="Paragraph-58"/>
      <text:p text:style-name="Paragraph-59"><text:span text:style-name="p59-1-1">11. 직원의 근무시간중 휴게시간을 다음 각 호와 같이 부여한다. 다만, 공사의 업무상 </text:span><text:span text:style-name="p59-2-1">형편에 따라 시간대를 변경할 수 있다. 다음중 틀린 것은?(제11조)</text:span></text:p>
      <text:p text:style-name="보기"><text:span>가. 통상 근무자 : 1시간(12:00</text:span><text:span>~13:00)</text:span></text:p>
      <text:p text:style-name="Paragraph-61"><text:span>나. 3조 2교대 근무자 : </text:span><text:span text:style-name="p61-1-2">주간근무의 경우 1시간, 야간근무의 경우 4시간(수면시간 포함)</text:span></text:p>
      <text:p text:style-name="Paragraph-62"><text:span>다. 야간격일 근무자 : </text:span><text:span text:style-name="p62-1-2">갑반의 경우 2시간(21:30</text:span><text:span text:style-name="p62-1-3">~23:30), </text:span><text:span text:style-name="p62-1-4">을반의 경우 3시간(05:00</text:span><text:span text:style-name="p62-1-5">~08:00)</text:span></text:p>
      <text:p text:style-name="Paragraph-63"><text:span>라. 교번 근무자 : </text:span><text:span text:style-name="p63-1-2">사업표(교번</text:span><text:span text:style-name="p63-1-3">DIA)</text:span><text:span text:style-name="p63-1-4">상의 대기시간 외의 휴게시간을 추가로 부여할 수 없다.</text:span></text:p>
      <text:p text:style-name="Paragraph-64"/>
      <text:p text:style-name="Paragraph-65"/>
      <text:p text:style-name="Paragraph-66"><text:span text:style-name="p66-1-1">12. 시간외근무 및 휴일근무에 관한 사항 중 틀린 것은?(제12조)</text:span></text:p>
      <text:p text:style-name="Paragraph-67"><text:span>가. 공사는 업무형편상 필요한 경우에는 소정의 근무시간외에도 연장근무, 야간근무 </text:span><text:span>및 휴일근무를 명할 수 있으며 직원은 이에 따라 근무하여야 한다.</text:span></text:p>
      <text:p text:style-name="Paragraph-68"><text:span>나. 여직원을 야간 및 휴일에 근로시키고자 하는 경우에는 본인의 동의를 얻어야 한</text:span><text:span>다. 다만, 임신 중이거나 산후 1년이 경과되지 아니한 경우에 있어서는 근로기준</text:span><text:span>법이 정하는 바에 의한다.</text:span></text:p>
      <text:p text:style-name="Paragraph-69"><text:span>다. 소정의 근무시간외에 근무하는 직원에 대하여는 보수규정이 정하는 바에 따라 </text:span><text:span>수당을 지급한다.</text:span></text:p>
      <text:p text:style-name="보기"><text:span>라. </text:span><text:span text:style-name="p70-1-2">여직원을 야간 및 휴일에 근로시키고자 하는 경우에는 본인의 동의를 얻어야 한다.</text:span><text:span> </text:span><text:span>다만, 임신 중이거나 산후 6개월이 경과되지 아니한 경우에 있어서는 근로기준법</text:span><text:span>이 정하는 바에 의한다.</text:span></text:p>
      <text:p text:style-name="Paragraph-71"/>
      <text:p text:style-name="Paragraph-72"><text:span text:style-name="p72-1-1">13. 출,퇴근에 관한 사항 중 틀린 것은?(제13조)</text:span></text:p>
      <text:p text:style-name="보기"><text:span>가. 직원은 지정된 시각까지 출근하여 근무태세를 갖추어야 한다.</text:span></text:p>
      <text:p text:style-name="보기"><text:span>나. 종업 시에는 익일이 업무에 차질이 없도록 제반사항을 끝낸 후 소정의 퇴근절차</text:span><text:span>를 마치고 퇴근하여야 한다.</text:span></text:p>
      <text:p text:style-name="보기"><text:span>다. 소속장은 직원의 근태관리를 위하여 근무상황부를 관리하여야 한다</text:span></text:p>
      <text:p text:style-name="보기"><text:span>라. 근무상황부는 총괄관리 하지 않는다.</text:span></text:p>
      <text:p text:style-name="Paragraph-77"/>
      <text:p text:style-name="Paragraph-78"><text:span text:style-name="p78-1-1">14. 결근에 관한 사항중 틀린 것은?(제14조)</text:span></text:p>
      <text:p text:style-name="Paragraph-79"><text:span>가. 직원이 취업규칙에 정한 휴가 이외의 부득이한 사유로 결근하고자 할 때에는 결</text:span><text:span>근전일(당무 또는 사업) 종업시각까지 그 사유 및 결근 예정일수를 기재한 결근</text:span><text:span>계와 증빙서류를 근무상황부에 첨부하여 소속장에게 승인을 얻은 경우에 한하여 </text:span><text:span>유계 결근으로 한다.</text:span></text:p>
      <text:p text:style-name="보기"><text:span>나. 긴급 불가피한 사유로 사전 제출을 하지 못한 경우에는 전화, 전언 기타방법으로 </text:span><text:span>소속장에게 조속히 연락하고 익일 시업시각 이후 4시간 이내에 결근계를 제출하</text:span><text:span>여야 하며 그러하지 아니한 경우에는 무계결근으로 처리한다.</text:span></text:p>
      <text:p text:style-name="보기"><text:span>다. 결근사유가 불분명하거나 허위일 경우에는 무계결근으로 처리한다.</text:span></text:p>
      <text:p text:style-name="보기"><text:span>라. 결근자의 계속 결근기간중의 휴일은 결근일수로 본다.</text:span></text:p>
      <text:p text:style-name="Paragraph-83"/>
      <text:p text:style-name="Paragraph-84"><text:span text:style-name="p84-1-1">15. 지각 및 조퇴에 관한 사항중 틀린 것은?(제15조)</text:span></text:p>
      <text:p text:style-name="Paragraph-85"><text:span>가. 불가항력에 의하여 지참한 것을 인정할 수 있는 경우에는 지각으로 취급하지 아</text:span><text:span>니한다.</text:span></text:p>
      <text:p text:style-name="보기"><text:span>나. 직원이 부득이한 사유로 조퇴하고자 하는 때에는 소속장의 허가를 받아야 한다.</text:span></text:p>
      <text:p text:style-name="Paragraph-87"><text:span>다. 출근길 교통사고에 의하여 지참한 것을 인정할 수 있는 경우에도 지각으로 취급</text:span><text:span>하지 아니한다.</text:span></text:p>
      <text:p text:style-name="보기"><text:span>라. 직원이 부득이한 사유로 조퇴하고자 하는 때에는 임의로 월1회에 한하여 소속장</text:span><text:span>의 허락없이 가능하다.</text:span></text:p>
      <text:p text:style-name="Paragraph-89"/>
      <text:p text:style-name="Paragraph-90"><text:span text:style-name="p90-1-1">16. 근태관리에 관한 사항중 맞는 것은?(제16조)</text:span></text:p>
      <text:p text:style-name="보기"><text:span>가. 소속장은 매일 시업시간에 소속직원의 출근상태를 점검하여 출근을 하지 않은 </text:span><text:span>직원에 대하여는 지각, 결근 또는 휴가 등의 구분에 따라 근무상황부를 정리하여</text:span><text:span>야 한다.</text:span></text:p>
      <text:p text:style-name="보기"><text:span>나. 근태관리담당 팀에서는 각 소속별로 근무상황부 정리상태, 출</text:span><text:span>․</text:span><text:span>퇴근 및 이석상황</text:span><text:span>을 정해진 날짜에 점검할 수 있다.</text:span></text:p>
      <text:p text:style-name="보기"><text:span>다. 소속장은 매일 종업시간에 소속직원의 출근상태를 점검하여 출근을 하지 않은 </text:span><text:span>직원에 대하여는 지각, 결근 또는 휴가 등의 구분에 따라 근무상황부를 정리하여</text:span><text:span>야 한다.</text:span></text:p>
      <text:p text:style-name="보기"><text:span>라. 근태관리담당 팀에서는 각 소속별로 근무상황부 정리상태, 출</text:span><text:span>․</text:span><text:span>퇴근 및 이석상황</text:span><text:span>을 수시 점검할 수 없다. 단, 소속별로 통보후 수시점검할 수 있다.</text:span></text:p>
      <text:p text:style-name="Paragraph-95"/>
      <text:p text:style-name="Paragraph-96"><text:span text:style-name="p96-1-1">17. 외출허가에 관한 사항중 맞는 것은?(제17조)</text:span></text:p>
      <text:p text:style-name="보기"><text:span>가. 직원이 근무시간중 외출하는 때에는 외출부 또는 외출허가원에 의하여 소속장의 </text:span><text:span>허가를 받아야 한다. 물론, 업무상 긴급을 요하는 외출도 외출부 또는 외출허가</text:span><text:span>원에 의하여 소속장의 허가를 받아야 한다.</text:span></text:p>
      <text:p text:style-name="보기"><text:span>나. 직원이 외출하는 때에는 연락만 가능하도록 필요한 조치를 하면된다.</text:span></text:p>
      <text:p text:style-name="보기"><text:span>다. 직원의 사용외출시간은 3시간을 원칙으로 하되 필요에 따라 소속장의 허가를 받</text:span><text:span>아 연장할 수 있다.</text:span></text:p>
      <text:p text:style-name="보기"><text:span>라. 직원의 사용외출시간은 4시간을 원칙으로 하되 필요에 따라 소속장의 허가를 받</text:span><text:span>아 연장할 수 있다.</text:span></text:p>
      <text:p text:style-name="Paragraph-101"/>
      <text:p text:style-name="Paragraph-102"><text:span text:style-name="p102-1-1">18. 공사의 유급휴일중 틀린 것은?(제18조)</text:span></text:p>
      <text:p text:style-name="보기"><text:span>가. 주휴일(일요일)</text:span></text:p>
      <text:p text:style-name="보기"><text:span>나. 관공서 공휴일에 관한 규정상 휴일</text:span></text:p>
      <text:p text:style-name="보기"><text:span>다. 1,2,3호선 개통일</text:span></text:p>
      <text:p text:style-name="보기"><text:span>라. 노동조합 창립일</text:span></text:p>
      <text:p text:style-name="Paragraph-107"/>
      <text:p text:style-name="Paragraph-108"><text:span text:style-name="p108-1-1">19. 주휴일을 제외한 유급휴일이 상호 중복될 경우, 휴무는 </text:span><text:span text:style-name="p108-1-2">  </text:span><text:span text:style-name="p108-1-3">일만 실시하되 미휴무일</text:span><text:span text:style-name="p108-2-1">수에 대하여는 수당을 지급한다.(제18조)</text:span></text:p>
      <text:p text:style-name="보기"><text:span>가. 1                나. 2               다. 3                 라. 4</text:span></text:p>
      <text:p text:style-name="Paragraph-110"/>
      <text:p text:style-name="Paragraph-111"><text:span text:style-name="p111-1-1">20. 3조2교대 근무자 지정휴일에 관한 사항이다. 올바른 것은?(제19조)</text:span></text:p>
      <text:p text:style-name="Paragraph-112"><text:span text:style-name="p112-1-1">    </text:span><text:span text:style-name="p112-1-2">   </text:span><text:span text:style-name="p112-1-3">일 기준으로 주간근무 </text:span><text:span text:style-name="p112-1-4">   </text:span><text:span text:style-name="p112-1-5">일, 야간근무 1당무(</text:span><text:span text:style-name="p112-1-6">  </text:span><text:span text:style-name="p112-1-7">일)를 부여하며, 본인의 의사에 </text:span><text:span text:style-name="p112-2-1">따라 </text:span><text:span text:style-name="p112-2-2">   </text:span><text:span text:style-name="p112-2-3">개월 단위로  </text:span><text:span text:style-name="p112-2-4">   </text:span><text:span text:style-name="p112-2-5">일(1당무)을 사용할 수 있다.</text:span></text:p>
      <text:p text:style-name="보기"><text:span>가. 21, 1, 2, 3, 1     나. 21, 3, 2, 2, 1     다. 21, 1, 2, 2, 1     라. 21, 1, 2, 3, 1</text:span></text:p>
      <text:p text:style-name="Paragraph-114"/>
      <text:p text:style-name="Paragraph-115"><text:span text:style-name="p115-1-1">21. 야간격일 근무자 지정휴일에 관한 사항중 맞는 것은?(제19조)</text:span></text:p>
      <text:p text:style-name="보기"><text:span>가. 월 1당무(4일)     나. 월 2당무(2일)    다. 월 2당무(4일)     라. 월 2당무(3일)</text:span></text:p>
      <text:p text:style-name="Paragraph-117"><text:span text:style-name="p117-1-1">22. 교번 근무자 지정휴일에 관한 사항중 맞는 것은?(제19조)</text:span></text:p>
      <text:p text:style-name="보기"><text:span>가. 년84일(휴일 52일, 휴무 32일)      나. 년85일(휴일 52일, 휴무 33일)</text:span></text:p>
      <text:p text:style-name="보기"><text:span>다. 년80일(휴일 40일, 휴무 40일)      라. 년84일(휴일 50일, 휴무 34일)</text:span></text:p>
      <text:p text:style-name="Paragraph-120"/>
      <text:p text:style-name="Paragraph-121"><text:span text:style-name="p121-1-1">※ </text:span><text:span text:style-name="p121-1-2">여직원의 휴가 등에 관한 사항이다. 맞는 것은?(23 </text:span><text:span text:style-name="p121-1-3">～ 26)</text:span></text:p>
      <text:p text:style-name="Paragraph-122"><text:span text:style-name="p122-1-1">23. 여직원의 청구가 있을 때 월 </text:span><text:span text:style-name="p122-1-2">  </text:span><text:span text:style-name="p122-1-3">일의 무급보건휴가를 부여한다.(제20조)</text:span></text:p>
      <text:p text:style-name="보기"><text:span>가. 1            나. 2            다. 3              라. 4</text:span></text:p>
      <text:p text:style-name="Paragraph-124"/>
      <text:p text:style-name="Paragraph-125"><text:span text:style-name="p125-1-1">24. 임신 중인 여직원에 대하여 출산 전</text:span><text:span text:style-name="p125-1-2">․</text:span><text:span text:style-name="p125-1-3">후를 통하여 </text:span><text:span text:style-name="p125-1-4">  </text:span><text:span text:style-name="p125-1-5">일 휴가를 부여한다. 다만,</text:span></text:p>
      <text:p text:style-name="Paragraph-126"><text:span text:style-name="p126-1-1">    산후 </text:span><text:span text:style-name="p126-1-2">   </text:span><text:span text:style-name="p126-1-3">일 이상의 휴일이 보장되어야 하며 최초 </text:span><text:span text:style-name="p126-1-4">  </text:span><text:span text:style-name="p126-1-5">일은 유급으로 한다.(제20조)</text:span></text:p>
      <text:p text:style-name="보기"><text:span>가. 90, 45, 60     나. 60, 30, 45     다. 90, 70, 80     라. 70, 35, 49</text:span></text:p>
      <text:p text:style-name="Paragraph-128"/>
      <text:p text:style-name="Paragraph-129"><text:span text:style-name="p129-1-1">25. </text:span><text:span text:style-name="p129-1-2">의사의 진단서가 첨부된 유산 및 사산의 경우 기간에 따라 다음과 같이 유급휴가</text:span><text:span text:style-name="p129-1-3">를  </text:span><text:span text:style-name="p129-2-1">    부여한다. 다음중 틀린 것은?(제20조)</text:span></text:p>
      <text:p text:style-name="보기"><text:span>가. 임신기간 16주 미만 : 유산 또는 사산한 날부터 15일 이내</text:span></text:p>
      <text:p text:style-name="보기"><text:span>나. 임신기간 16주</text:span><text:span>~21</text:span><text:span>주 : 유산 또는 사산한 날부터 30일 이내</text:span></text:p>
      <text:p text:style-name="보기"><text:span>다. 임신기간 22주</text:span><text:span>~27</text:span><text:span>주 : 유산 또는 사산한 날부터 45일 이내</text:span></text:p>
      <text:p text:style-name="보기"><text:span>라. 임신기간 28주 이상 : 유산 또는 사산한 날부터 90일 이내</text:span></text:p>
      <text:p text:style-name="Paragraph-134"/>
      <text:p text:style-name="Paragraph-135"><text:span text:style-name="p135-1-1">26. 생후 1년 미만의 유아를 가진 여직원의 청구가 있을 때에는 1일 </text:span><text:span text:style-name="p135-1-2">  </text:span><text:span text:style-name="p135-1-3">회 각각 </text:span><text:span text:style-name="p135-1-4">    </text:span><text:span text:style-name="p135-1-5">의  </text:span><text:span text:style-name="p135-2-1">    유급수유 시간을 부여한다.(제20조)</text:span></text:p>
      <text:p text:style-name="보기"><text:span>가. 1, 30분       나. 1, 1시간       다. 2, 30분      라 2, 1시간</text:span></text:p>
      <text:p text:style-name="Paragraph-137"/>
      <text:p text:style-name="Paragraph-138"><text:span text:style-name="p138-1-1">※ </text:span><text:span text:style-name="p138-1-2">연차휴가에 관한 사항이다. 맞는 것은?(27 </text:span><text:span text:style-name="p138-1-3">～ 30)</text:span></text:p>
      <text:p text:style-name="Paragraph-139"><text:span text:style-name="p139-1-1">27. 연간 </text:span><text:span text:style-name="p139-1-2">  </text:span><text:span text:style-name="p139-1-3">할 이상 출근한 직원에 대하여는 15일의 유급휴가를 준다.(제21조)</text:span></text:p>
      <text:p text:style-name="보기"><text:span>가. 5             나. 6             다. 7            라. 8</text:span></text:p>
      <text:p text:style-name="Paragraph-141"/>
      <text:p text:style-name="Paragraph-142"><text:span text:style-name="p142-1-1">28. </text:span><text:span text:style-name="p142-1-2">계속근로연수가 1년 미만인 직원에 대하여는 </text:span><text:span text:style-name="p142-1-3">  </text:span><text:span text:style-name="p142-1-4">월간 개근시 </text:span><text:span text:style-name="p142-1-5">  </text:span><text:span text:style-name="p142-1-6">일의 유급휴가를 준   </text:span><text:span text:style-name="p142-2-1">    다</text:span><text:span text:style-name="p142-2-2">.(제21조)</text:span></text:p>
      <text:p text:style-name="보기"><text:span>가. 1, 1          나. 2, 1           다. 3, 1          라. 4, 1</text:span></text:p>
      <text:p text:style-name="Paragraph-144"/>
      <text:p text:style-name="Paragraph-145"><text:span text:style-name="p145-1-1">29. 3년 이상 근속한 직원에 대하여는 최초 1년을 초과하는 계속근로연수 매 </text:span><text:span text:style-name="p145-1-2">  </text:span><text:span text:style-name="p145-1-3">년에   </text:span><text:span text:style-name="p145-2-1">    대하여 </text:span><text:span text:style-name="p145-2-2">  </text:span><text:span text:style-name="p145-2-3">일을 가산한 유급휴가를 준다. 이 경우 가산휴가를 포함한 총 휴가일수  </text:span><text:span text:style-name="p145-3-1">    는 </text:span><text:span text:style-name="p145-3-2">  </text:span><text:span text:style-name="p145-3-3">일을 한도로 한다.(제21조)</text:span></text:p>
      <text:p text:style-name="보기"><text:span>가. 2, 1, 25       나. 2, 3, 30       다. 2, 1, 30       라. 1, 1, 25</text:span></text:p>
      <text:p text:style-name="보기"/>
      <text:p text:style-name="Paragraph-148"><text:span text:style-name="p148-1-1">30. 연차휴가는 직원의 자유의사에 따라 </text:span><text:span text:style-name="p148-1-2">  </text:span><text:span text:style-name="p148-1-3">년간에 한하여 적치하여 사용하거나 분할   </text:span><text:span text:style-name="p148-2-1">    사용할 수 있다.(제21조)</text:span></text:p>
      <text:p text:style-name="보기"><text:span>가. 1             나. 2             다. 3             라. 4</text:span></text:p>
      <text:p text:style-name="Paragraph-150"><text:span text:style-name="p150-1-1">31. 공사는 근로기준법상의 휴가이외에 직원에게 줄 수 있는 유급휴가는 몇가지인가?  </text:span><text:span text:style-name="p150-2-1">    (제22조)</text:span></text:p>
      <text:p text:style-name="보기"><text:span>가. 7             나. 8             다. 9             라. 10</text:span></text:p>
      <text:p text:style-name="Paragraph-152"/>
      <text:p text:style-name="Paragraph-153"><text:span text:style-name="p153-1-1">32. 휴가의 신청 및 허가에 관한 사항중 틀린 것은?(제23조)</text:span></text:p>
      <text:p text:style-name="보기"><text:span>가. 취업규칙에 정한 휴가를 얻고자 하는 직원은 근무상황부에 휴가사유를 증명하는 </text:span><text:span>서류를 첨부하여 결재를 받아야 한다.</text:span></text:p>
      <text:p text:style-name="보기"><text:span>나. 청원휴가중 경조사의 경우에는 소속장이 확인한 알림장(청첩, 부고)으로 증빙서</text:span><text:span>류를 대신할 수 있으며, 보건휴가 및 연차휴가의 경우에는 증빙서류 첨부를 생략</text:span><text:span>할 수 있다.</text:span></text:p>
      <text:p text:style-name="보기"><text:span>다. 부득이한 사정으로 본인이 증빙서류 계출을 하지 못한 때에는 소속장이 대리로 </text:span><text:span>계출할 수 있다.</text:span></text:p>
      <text:p text:style-name="보기"><text:span>라. </text:span><text:span text:style-name="p157-1-2">현업기관에 근무하는 직원의 휴가에 관하여 필요한 사항은 소속장이 따로 정한다.</text:span></text:p>
      <text:p text:style-name="Paragraph-158"/>
      <text:p text:style-name="Paragraph-159"><text:span text:style-name="p159-1-1">33. 직원이 다음 각호에 해당할 때에는 당해기간 또는 시간중 공가를 받을 수 있다.</text:span></text:p>
      <text:p text:style-name="Paragraph-160"><text:span text:style-name="p160-1-1">    틀린 것은?(제24조)</text:span></text:p>
      <text:p text:style-name="보기"><text:span>가. </text:span><text:span text:style-name="p161-1-2">예비군 관련 소집 또는 검열, 점호 등에 응하거나 동원 또는 훈련에 참가할 때 직장</text:span><text:span text:style-name="p161-2-1">예비군으로 대체하여 소집 또는 검열, 점호 등의 면제를 받아 공가처리가 안될 때</text:span></text:p>
      <text:p text:style-name="보기"><text:span>나. 법률의 규정에 의하여 투표에 참가할 때</text:span></text:p>
      <text:p text:style-name="보기"><text:span>다. 천재지변 등 부득이한 사유로 출근이 불가능한 때</text:span></text:p>
      <text:p text:style-name="보기"><text:span>라. 공무로 국가기관에 소환된 때</text:span></text:p>
      <text:p text:style-name="Paragraph-165"/>
      <text:p text:style-name="Paragraph-166"><text:span text:style-name="p166-1-1">34. 공가에 관한 사항중 틀린 것은?(제24조)</text:span></text:p>
      <text:p text:style-name="보기"><text:span>가. 국가기관, 지방자치단체 또는 공공단체의 장의 요청에 의하여 특정한 행사에 참</text:span><text:span>가할 때</text:span></text:p>
      <text:p text:style-name="보기"><text:span>나. 보수규정에 의거 기술수당을 지급받고 있는 국가기술자격증 소지자가 당해 자격</text:span><text:span>증에 대한 법정 보수교육을 받을 때</text:span></text:p>
      <text:p text:style-name="보기"><text:span>다. 민방위 특례법에 의한 교육시간</text:span></text:p>
      <text:p text:style-name="보기"><text:span>라. 승무원이 본인의 귀책사유가 없는 사망사고로 인하여 관계기관에 조사를 받는 </text:span><text:span>기간 : 소요기간</text:span></text:p>
      <text:p text:style-name="Paragraph-171"/>
      <text:p text:style-name="Paragraph-172"><text:span text:style-name="p172-1-1">35. 공가에 관한 사항이다. 맞는 것은?(제24조)</text:span></text:p>
      <text:p text:style-name="Paragraph-173"><text:span text:style-name="p173-1-1">   예비군 관련 소집 또는 검열, 점호 등에 응하거나 동원 또는 훈련에 참가할때 행선</text:span><text:span text:style-name="p173-2-1">지가 대중교통수단으로 편도 </text:span><text:span text:style-name="p173-2-2">   </text:span><text:span text:style-name="p173-2-3">시간 이상 소요될 경우에 공가일수에 1일을 가산할 </text:span><text:span text:style-name="p173-3-1">수 있다.</text:span></text:p>
      <text:p text:style-name="보기"><text:span>가. 4           나. 5            다. 6              라. 7</text:span></text:p>
      <text:p text:style-name="Paragraph-175"/>
      <text:p text:style-name="Paragraph-176"><text:span text:style-name="p176-1-1">36. 병가에 관한 사항이다.(제25조)</text:span></text:p>
      <text:p text:style-name="Paragraph-177"><text:span text:style-name="p177-1-1">   직원이 부상 또는 질병으로 인하여 휴가를 얻고자 할 경우에는 다음 각호의 범위 </text:span><text:span text:style-name="p177-2-1">내에서 병가를 허가할 수 있다.</text:span></text:p>
      <text:p text:style-name="Paragraph-178"><text:span text:style-name="p178-1-1">   1. 업무상 부상 또는 질병으로 인한 병가 : 연 누계 </text:span><text:span text:style-name="p178-1-2">   </text:span><text:span text:style-name="p178-1-3">월</text:span></text:p>
      <text:p text:style-name="Paragraph-179"><text:span text:style-name="p179-1-1">   2. 제1호 이외의 병가 : 연 누계 </text:span><text:span text:style-name="p179-1-2">   </text:span><text:span text:style-name="p179-1-3">일</text:span></text:p>
      <text:p text:style-name="보기"><text:span>가. 6, 60           나. 3, 50            다. 6, 50             라. 3, 60</text:span></text:p>
      <text:p text:style-name="Paragraph-181"/>
      <text:p text:style-name="Paragraph-182"><text:span text:style-name="p182-1-1">37. 계속 </text:span><text:span text:style-name="p182-1-2">   </text:span><text:span text:style-name="p182-1-3">일 이상 병가를 얻고자 할 경우에 그 증상 및 치료기간을 명시한 의사의 </text:span><text:span text:style-name="p182-2-1">진단서를 제출하여야 한다.(제25조)</text:span></text:p>
      <text:p text:style-name="보기"><text:span>가. 5              나. 6                다. 7                 라. 8</text:span></text:p>
      <text:p text:style-name="Paragraph-184"/>
      <text:p text:style-name="Paragraph-185"><text:span text:style-name="p185-1-1">38. 청원휴가에 관한 사항이다.(제26조)</text:span></text:p>
      <text:p text:style-name="Paragraph-186"><text:span text:style-name="p186-1-1">   행선지가 불편한 도서지방이거나 대중 교통수단으로 편도 </text:span><text:span text:style-name="p186-1-2">   </text:span><text:span text:style-name="p186-1-3">시간 이상 소요될 경</text:span><text:span text:style-name="p186-2-1">우에는 왕복여정을 감안하여 휴가일정에 1일을 가산할 수 있다.</text:span></text:p>
      <text:p text:style-name="보기"><text:span>가. 4              나. 5                다. 6                 라. 7</text:span></text:p>
      <text:p text:style-name="Paragraph-188"/>
      <text:p text:style-name="Paragraph-189"><text:span text:style-name="p189-1-1">40. 퇴직휴가는 직원이 정년퇴직이나 명예퇴직을 할 경우 퇴직예정일전 </text:span><text:span text:style-name="p189-1-2">    </text:span><text:span text:style-name="p189-1-3">이 되는 </text:span><text:span text:style-name="p189-2-1">날로부터 퇴직예정일 전일까지 퇴직휴가를 줄 수 있다.(제28조)</text:span></text:p>
      <text:p text:style-name="보기"><text:span>가. 1년            나. 6개월            다. 3개월             라. 1개월</text:span></text:p>
      <text:p text:style-name="Paragraph-191"/>
      <text:p text:style-name="Paragraph-192"><text:span text:style-name="p192-1-1">41. 위로휴가에 관한 사항이다.(제29조)</text:span></text:p>
      <text:p text:style-name="Paragraph-193"><text:span text:style-name="p193-1-1">   본인의 귀책사유가 없는 여객사상사고가 발생하였을 때에는 </text:span><text:span text:style-name="p193-1-2">   </text:span><text:span text:style-name="p193-1-3">일간의 위로휴가를 </text:span><text:span text:style-name="p193-2-1">부여할 수 있다.</text:span></text:p>
      <text:p text:style-name="보기"><text:span>가. 1              나. 2                다. 3                 라. 4</text:span></text:p>
      <text:p text:style-name="Paragraph-195"/>
      <text:p text:style-name="Paragraph-196"><text:span text:style-name="p196-1-1">39. 직원의 능력개발을 위해 근속기간이 10년 미만의 경우 연 </text:span><text:span text:style-name="p196-1-2">   </text:span><text:span text:style-name="p196-1-3">일, 10년 이상의 경우 </text:span><text:span text:style-name="p196-2-1">연 </text:span><text:span text:style-name="p196-2-2">   </text:span><text:span text:style-name="p196-2-3">일을 자기계발의 날로 유급으로 부여하고, 당해 연도내 분할하여 사용하여야 </text:span><text:span text:style-name="p196-3-1">한다.(제30조2)</text:span></text:p>
      <text:p text:style-name="보기"><text:span>가. 6, 9         나. 7, 10           다. 8,  11           라. 9, 12</text:span></text:p>
      <text:p text:style-name="Paragraph-198"/>
      <text:p text:style-name="Paragraph-199"><text:span text:style-name="p199-1-1">43. 출장에 관한 사항중 맞는 것은?(제31조)</text:span></text:p>
      <text:p text:style-name="보기"><text:span>가. 직원이 직무수행을 위하여 출장할 때에는 출장명령을 받아야 한다.</text:span></text:p>
      <text:p text:style-name="보기"><text:span>나. 직원이 직무수행을 위하여 출장할 때에는 사장명령을 받아야 한다.</text:span></text:p>
      <text:p text:style-name="보기"><text:span>다. 직원이 직무수행을 위하여 출장할 때에는 소속장명령을 받아야 한다.</text:span></text:p>
      <text:p text:style-name="보기"><text:span>라. 출장직원에 대하여는 여비규정이 정하는 것 보다 적게 출장여비를 지급한다.</text:span></text:p>
      <text:p text:style-name="보기"/>
      <text:p text:style-name="Paragraph-205"><text:span text:style-name="p205-1-1">44. 당직구분 및 임무에 관한 사항중 틀린 것은?(제35,36조)</text:span></text:p>
      <text:p text:style-name="보기"><text:span>가. 당직근무는 일직과 숙직으로 구분하여 시행한다.</text:span></text:p>
      <text:p text:style-name="보기"><text:span>나. 당직근무자 및 경비종사 직원은 당직근무중의 문서접수처리 및 유사시 공사의 </text:span><text:span>보전을 위하여 최선을 다하여야 한다.</text:span></text:p>
      <text:p text:style-name="보기"><text:span>다. 사태에 따른 제반 필요한 조치를 신속하게 취할 임무를 지닌다.</text:span></text:p>
      <text:p text:style-name="보기"><text:span>라. 당직 및 경비근무에 관한 필요한 사항은 당직부서장이 따로 정한다.</text:span></text:p>
      <text:p text:style-name="Paragraph-210"/>
      <text:p text:style-name="Paragraph-211"><text:span text:style-name="p211-1-1">45. 휴직에 관한 사항이다. 틀린 것은?(제37,38조)</text:span></text:p>
      <text:p text:style-name="보기"><text:span>가. </text:span><text:span>휴직기간이 만료되거나 휴직사유가 소멸된 때에는 해당 직원은 인사규정이 정하</text:span><text:span>는 바에 따라 복직신청을 하여야 한다.</text:span></text:p>
      <text:p text:style-name="보기"><text:span>나. 휴직기간중의 직원으로서의 신분은 보유하나 직무에 종사하지 못한다.</text:span></text:p>
      <text:p text:style-name="보기"><text:span>다. 휴직기간중 보수에 관하여는 보수규정의 정하는 바에 의한다.</text:span></text:p>
      <text:p text:style-name="보기"><text:span>라. 직원의 휴직에 관한 사항은 휴직규정이 정하는 바에 의한다.</text:span></text:p>
      <text:p text:style-name="Paragraph-216"/>
      <text:p text:style-name="Paragraph-217"><text:span text:style-name="p217-1-1">46. 복직에 관한 사항이다.(제38조)</text:span></text:p>
      <text:p text:style-name="Paragraph-218"><text:span text:style-name="p218-1-1">   휴직기간이 만료되거나 휴직사유가 소멸된 때에는 해당 직원은 </text:span><text:span text:style-name="p218-1-2">      </text:span><text:span text:style-name="p218-1-3">규정이 정하</text:span><text:span text:style-name="p218-2-1">는 바에 따라 복직신청을 하여야 한다.</text:span></text:p>
      <text:p text:style-name="보기"><text:span>가. 인사            나. 휴가             다. 복직              라. 당직</text:span></text:p>
      <text:p text:style-name="Paragraph-220"/>
      <text:p text:style-name="Paragraph-221"><text:span text:style-name="p221-1-1">47. 사무인계에 관한 사항이다.(제39조)</text:span></text:p>
      <text:p text:style-name="Paragraph-222"><text:span text:style-name="p222-1-1">   직원이 휴직, 직위해제 또는 근무상 변동이 있을 때에는 </text:span><text:span text:style-name="p222-1-2">   </text:span><text:span text:style-name="p222-1-3">일 이내에 사무인계서</text:span><text:span text:style-name="p222-2-1">를 작성하여 후임자에게 인계하여야 한다. 다만, 보직자가 아닌 직원에 대하여는 업</text:span><text:span text:style-name="p222-3-1">무의 성질에 따라 그 작성을 생략할 수 있다.</text:span></text:p>
      <text:p text:style-name="보기"><text:span>가. 1              나. 3                 다. 5                 라. 7</text:span></text:p>
      <text:p text:style-name="Paragraph-224"/>
      <text:p text:style-name="Paragraph-225"><text:span text:style-name="p225-1-1">48. 사무인계서에 명기하지 아니해도 되는 것은?(제39조)</text:span></text:p>
      <text:p text:style-name="보기"><text:span>가. 서류           나. 비품              다. 업무의 개요       라. 주민등록번호</text:span></text:p>
      <text:p text:style-name="Paragraph-227"/>
      <text:p text:style-name="Paragraph-228"><text:span text:style-name="p228-1-1">49. 직원은 </text:span><text:span text:style-name="p228-1-2">    </text:span><text:span text:style-name="p228-1-3">규정 및 </text:span><text:span text:style-name="p228-1-4">    </text:span><text:span text:style-name="p228-1-5">규정의 정하는 바에 따라 승급한다.(제41조)</text:span></text:p>
      <text:p text:style-name="보기"><text:span>가. 인사, 보수       나. 인사, 근무       다. 출장, 근무       라. 보수, 근무</text:span></text:p>
      <text:p text:style-name="Paragraph-230"/>
      <text:p text:style-name="Paragraph-231"><text:span text:style-name="p231-1-1">50. 직원이 퇴직하는 사유에 해당되지 않은 경우는?(제42조)</text:span></text:p>
      <text:p text:style-name="보기"><text:span>가. 정년이 되었을 때</text:span></text:p>
      <text:p text:style-name="보기"><text:span>나. 사직의 허가를 받았을 때</text:span></text:p>
      <text:p text:style-name="보기"><text:span>다. 인사규정이 정하는 바에 의한 퇴직사유에 해당할 때</text:span></text:p>
      <text:p text:style-name="보기"><text:span>라. 직원이 의원사직하고자 </text:span><text:span>사직원을 제출하</text:span><text:span>였을 때</text:span></text:p>
      <text:p text:style-name="Paragraph-236"/>
      <text:p text:style-name="Paragraph-237"><text:span text:style-name="p237-1-1">51. 인사규정의 정하는 바에 따라 직원을 면직할 수 있는 사람은?(제43조)</text:span></text:p>
      <text:p text:style-name="보기"><text:span>가. 임용권자        나. 과장        다. 차장         라. 노사위원장</text:span></text:p>
      <text:p text:style-name="Paragraph-239"/>
      <text:p text:style-name="Paragraph-240"><text:span text:style-name="p240-1-1">52. 직원의 정년은 </text:span><text:span text:style-name="p240-1-2">    </text:span><text:span text:style-name="p240-1-3">규정의 정하는 바에 의한다.(제45조)</text:span></text:p>
      <text:p text:style-name="보기"><text:span>가. 인사            나. 근무        다. 교통         라. 근로</text:span></text:p>
      <text:p text:style-name="Paragraph-242"/>
      <text:p text:style-name="Paragraph-243"/>
      <text:p text:style-name="Paragraph-244"><text:span text:style-name="p244-1-1">53. 직원이 퇴직한 때에는 </text:span><text:span text:style-name="p244-1-2">    </text:span><text:span text:style-name="p244-1-3">규정이 정하는 바에 따라 퇴직금을 지급한다.(제46조)</text:span></text:p>
      <text:p text:style-name="보기"><text:span>가. 인사            나. 근로        다. 퇴직         라. 보수</text:span></text:p>
      <text:p text:style-name="Paragraph-246"/>
      <text:p text:style-name="Paragraph-247"><text:span text:style-name="p247-1-1">54. 직원의 상여금은 </text:span><text:span text:style-name="p247-1-2">    </text:span><text:span text:style-name="p247-1-3">규정의 정하는 바에 따라 지급한다.(제47조)</text:span></text:p>
      <text:p text:style-name="보기"><text:span>가. 인사            나. 근로        다. 퇴직         라. 보수</text:span></text:p>
      <text:p text:style-name="Paragraph-249"/>
      <text:p text:style-name="Paragraph-250"><text:span text:style-name="p250-1-1">55. 후생복지에 관한 사항중 틀린 것은?(제48,49,50조)</text:span></text:p>
      <text:p text:style-name="보기"><text:span>가. 공사는 직원에 대하여 예산의 범위 내에서 급식 또는 식비를 지급할 수 있다.</text:span></text:p>
      <text:p text:style-name="보기"><text:span>나. 공사는 업무상 필요한 때에는 직원에게 피복을 지급할 수 있다.</text:span></text:p>
      <text:p text:style-name="보기"><text:span>다. 공사는 직원과 그 피부양가족에 대한 의료시혜를 위하여 관계법령 및 공사의 관</text:span><text:span>계규정이 정한 바에 따른 지원을 한다.</text:span></text:p>
      <text:p text:style-name="보기"><text:span>라. </text:span><text:span text:style-name="p254-1-2">직원은 채용시와 채용후 년2회 이상 공사의 지시에 따라 건강진단을 받아야 한다.</text:span></text:p>
      <text:p text:style-name="Paragraph-255"/>
      <text:p text:style-name="Paragraph-256"><text:span text:style-name="p256-1-1">56. 교육 및 능률에 관한 사항중 틀린 것은?(제52,54조)</text:span></text:p>
      <text:p text:style-name="보기"><text:span>가. 직원은 직무와 관련된 학식, 기술 및 응용능력 배양을 위하여 교육훈련을 받아야 </text:span><text:span>한다.</text:span></text:p>
      <text:p text:style-name="보기"><text:span>나. </text:span><text:span text:style-name="p258-1-2">공사는 업무상 필요한 때에는 직원을 해외에 파견하여 연수를 받도록 할 수 있다.</text:span></text:p>
      <text:p text:style-name="보기"><text:span>다. 직원이 직무와 관련하여 교육 훈련을 받는 기간에 대하여는 이를 계속 근무기간</text:span><text:span>으로 보며 불이익한 처우를 하지 아니한다.</text:span></text:p>
      <text:p text:style-name="보기"><text:span>라. 공사는 경영합리화와 능률향상을 도모하기 위하여 창의적인 의견 또는 직무발명, </text:span><text:span>고안을 채택하는 제안제도를 운영한다. 단, 포상은 하지 않는다.</text:span></text:p>
      <text:p text:style-name="Paragraph-261"/>
      <text:p text:style-name="Paragraph-262"><text:span text:style-name="p262-1-1">57. 재해보상에 관한 사항중 틀린 것은?(제55</text:span><text:span text:style-name="p262-1-2">～58</text:span><text:span text:style-name="p262-1-3">조)</text:span></text:p>
      <text:p text:style-name="보기"><text:span>가. 공사는 직원의 업무상 상병에 대하여 그 기간중 근로기준법이 정하는 바에 의하</text:span><text:span>여 치료비와 법정보상을 행해야 한다.</text:span></text:p>
      <text:p text:style-name="보기"><text:span>나. 직원의 중대한 과실로 인한 업무상 상병에 대하여는 그 과실 책임에 대한 노동</text:span><text:span>위원회의 인정을 받아 휴업보상 및 장해보상을 하지 아니할 수 있다.</text:span></text:p>
      <text:p text:style-name="보기"><text:span>다. 직원이 업무상 사망한 경우에는 근로기준법 및 공사의 관계사규에서 정하는 바</text:span><text:span>에 따라 유족보상 및 장례비를 지급한다.</text:span></text:p>
      <text:p text:style-name="보기"><text:span>라. 보상을 받을 자가 같은 사유로 민법 기타 법령에 의하여 재해보상에 상당한 금</text:span><text:span>품을 받은 것과 별도로 보상한다.</text:span></text:p>
      <text:p text:style-name="Paragraph-267"/>
      <text:p text:style-name="Paragraph-268"><text:span text:style-name="p268-1-1">58. 상훈 및 징계에 관한 사항중 틀린 것은?(제59,60조)</text:span></text:p>
      <text:p text:style-name="보기"><text:span>가. </text:span><text:span text:style-name="p269-1-2">직원에 대하여 공사에의 공로가 있을 때에는 포상한다. 또한 추서의 경우도 같다</text:span><text:span>.</text:span></text:p>
      <text:p text:style-name="보기"><text:span>나. 직원이 인사규정에서 정하는 징계사유에 해당할 때에는 인사위원회 또는 징계위</text:span><text:span>원회의 심의를 거쳐 징계한다.</text:span></text:p>
      <text:p text:style-name="보기"><text:span>다. 징계는 인사규정이 정하는 바에 따라 실시한다.</text:span></text:p>
      <text:p text:style-name="보기"><text:span>라. 징계는 인사규정이 정하는 바에 따라 실시하며 징계처분이 부당하거나 과중하다</text:span><text:span>고 인정하는 피징계 직원은 소속장을 통하여 재심을 청구 할 수 있다.</text:span></text:p>
      <text:p text:style-name="Paragraph-273"><text:span text:style-name="p273-1-1">59. 산업안전보건법의 정하는 바에 따라 직원의 안전과 보건관리의 목적을 위하여 </text:span><text:span text:style-name="p273-1-2">    </text:span><text:span text:style-name="p273-2-1">    </text:span><text:span text:style-name="p273-2-2">및 </text:span><text:span text:style-name="p273-2-3">        </text:span><text:span text:style-name="p273-2-4">를 둔다.(제61조)</text:span></text:p>
      <text:p text:style-name="보기"><text:span>가. 안전관리자, 보건관리자            나. 시설물관리자, 의료관리자</text:span></text:p>
      <text:p text:style-name="보기"><text:span>다. 복지담당자, 시설물담당자          라. 복지담당자, 시설물관리자</text:span></text:p>
      <text:p text:style-name="보기"/>
      <text:p text:style-name="Paragraph-277"/>
      <table:table table:style-name="Table-1">
        <table:table-column table:number-columns-repeated="2"/>
        <table:table-row>
          <table:table-cell table:style-name="Table-1-1-1" table:number-columns-spanned="2" table:number-rows-spanned="1">
            <text:p text:style-name="Paragraph-278"><text:span text:style-name="p278-1-1">취업규칙</text:span></text:p>
          </table:table-cell>
        </table:table-row>
        <table:table-row>
          <table:table-cell table:style-name="Table-1-2-1" table:number-columns-spanned="1" table:number-rows-spanned="1">
            <text:p text:style-name="Paragraph-279"><text:span text:style-name="p279-1-1">1. 나</text:span><text:span text:style-name="p279-1-2">(규칙3조)</text:span></text:p>
            <text:p text:style-name="Paragraph-280"><text:span text:style-name="p280-1-1">2. 라</text:span><text:span text:style-name="p280-1-2">(규칙3조)</text:span></text:p>
            <text:p text:style-name="Paragraph-281"><text:span text:style-name="p281-1-1">3. 가</text:span><text:span text:style-name="p281-1-2">(규칙4조)</text:span></text:p>
            <text:p text:style-name="Paragraph-282"><text:span text:style-name="p282-1-1">4. 라</text:span><text:span text:style-name="p282-1-2">(규칙5조)</text:span></text:p>
            <text:p text:style-name="Paragraph-283"><text:span text:style-name="p283-1-1">5. 다</text:span><text:span text:style-name="p283-1-2">(규칙6조)</text:span></text:p>
            <text:p text:style-name="Paragraph-284"><text:span text:style-name="p284-1-1">6. 가</text:span><text:span text:style-name="p284-1-2">(규칙7조)</text:span></text:p>
            <text:p text:style-name="Paragraph-285"><text:span text:style-name="p285-1-1">7. 가</text:span><text:span text:style-name="p285-1-2">(규칙7조)</text:span></text:p>
            <text:p text:style-name="Paragraph-286"><text:span text:style-name="p286-1-1">8. 다</text:span><text:span text:style-name="p286-1-2">(규칙8</text:span><text:span text:style-name="p286-1-3">∼9</text:span><text:span text:style-name="p286-1-4">조)</text:span></text:p>
            <text:p text:style-name="Paragraph-287"><text:span text:style-name="p287-1-1">9. 라</text:span><text:span text:style-name="p287-1-2">(규칙10조)</text:span><text:span text:style-name="p287-1-3">.</text:span></text:p>
            <text:p text:style-name="Paragraph-288"><text:span text:style-name="p288-1-1">10. 다</text:span><text:span text:style-name="p288-1-2">(규칙10조)</text:span></text:p>
            <text:p text:style-name="Paragraph-289"><text:span text:style-name="p289-1-1">11. 라</text:span><text:span text:style-name="p289-1-2">(규칙11조)</text:span></text:p>
            <text:p text:style-name="Paragraph-290"><text:span text:style-name="p290-1-1">12. 라</text:span><text:span text:style-name="p290-1-2">(규칙12조)</text:span></text:p>
            <text:p text:style-name="Paragraph-291"><text:span text:style-name="p291-1-1">13. 라</text:span><text:span text:style-name="p291-1-2">(규칙13조)</text:span></text:p>
            <text:p text:style-name="Paragraph-292"><text:span text:style-name="p292-1-1">14. 나</text:span><text:span text:style-name="p292-1-2">(규칙14조)</text:span></text:p>
            <text:p text:style-name="Paragraph-293"><text:span text:style-name="p293-1-1">15. 라</text:span><text:span text:style-name="p293-1-2">(규칙15조)</text:span></text:p>
            <text:p text:style-name="Paragraph-294"><text:span text:style-name="p294-1-1">16. 가</text:span><text:span text:style-name="p294-1-2">(규칙16조)</text:span></text:p>
            <text:p text:style-name="Paragraph-295"><text:span text:style-name="p295-1-1">17. 다</text:span><text:span text:style-name="p295-1-2">(규칙17조)</text:span></text:p>
            <text:p text:style-name="Paragraph-296"><text:span text:style-name="p296-1-1">18. 다</text:span><text:span text:style-name="p296-1-2">(규칙18조) / 1호선 개통일(7.19)</text:span></text:p>
            <text:p text:style-name="Paragraph-297"><text:span text:style-name="p297-1-1">19. 가</text:span><text:span text:style-name="p297-1-2">(규칙18조)</text:span></text:p>
            <text:p text:style-name="Paragraph-298"><text:span text:style-name="p298-1-1">20. 가</text:span><text:span text:style-name="p298-1-2">(규칙19조)</text:span></text:p>
            <text:p text:style-name="Paragraph-299"><text:span text:style-name="p299-1-1">21. 다</text:span><text:span text:style-name="p299-1-2">(규칙19조)</text:span></text:p>
            <text:p text:style-name="Paragraph-300"><text:span text:style-name="p300-1-1">22. 가</text:span><text:span text:style-name="p300-1-2">(규칙19조)</text:span></text:p>
            <text:p text:style-name="Paragraph-301"><text:span text:style-name="p301-1-1">23. 가</text:span><text:span text:style-name="p301-1-2">(규칙20조)</text:span></text:p>
            <text:p text:style-name="Paragraph-302"><text:span text:style-name="p302-1-1">24. 가</text:span><text:span text:style-name="p302-1-2">(규칙20조)</text:span></text:p>
            <text:p text:style-name="Paragraph-303"><text:span text:style-name="p303-1-1">25. 다</text:span><text:span text:style-name="p303-1-2">(규칙20조)</text:span></text:p>
            <text:p text:style-name="Paragraph-304"><text:span text:style-name="p304-1-1">26. 다</text:span><text:span text:style-name="p304-1-2">(규칙20조)</text:span></text:p>
            <text:p text:style-name="Paragraph-305"><text:span text:style-name="p305-1-1">27. 라</text:span><text:span text:style-name="p305-1-2">(규칙21조)</text:span></text:p>
            <text:p text:style-name="Paragraph-306"><text:span text:style-name="p306-1-1">28. 가</text:span><text:span text:style-name="p306-1-2">(규칙21조)</text:span></text:p>
            <text:p text:style-name="Paragraph-307"><text:span text:style-name="p307-1-1">29. 가</text:span><text:span text:style-name="p307-1-2">(규칙21조)</text:span></text:p>
          </table:table-cell>
          <table:table-cell table:style-name="Table-1-2-2" table:number-columns-spanned="1" table:number-rows-spanned="1">
            <text:p text:style-name="Paragraph-308"><text:span text:style-name="p308-1-1">30. 가</text:span><text:span text:style-name="p308-1-2">(규칙21조)</text:span></text:p>
            <text:p text:style-name="Paragraph-309"><text:span text:style-name="p309-1-1">31. 가</text:span><text:span text:style-name="p309-1-2">(규칙22조)</text:span></text:p>
            <text:p text:style-name="Paragraph-310"><text:span text:style-name="p310-1-1">32. 라</text:span><text:span text:style-name="p310-1-2">(규칙23조)</text:span></text:p>
            <text:p text:style-name="Paragraph-311"><text:span text:style-name="p311-1-1">33. 가</text:span><text:span text:style-name="p311-1-2">(규칙24조)</text:span></text:p>
            <text:p text:style-name="Paragraph-312"><text:span text:style-name="p312-1-1">34. 다</text:span><text:span text:style-name="p312-1-2">(규칙24조)</text:span></text:p>
            <text:p text:style-name="Paragraph-313"><text:span text:style-name="p313-1-1">35. 다</text:span><text:span text:style-name="p313-1-2">(규칙24조)</text:span></text:p>
            <text:p text:style-name="Paragraph-314"><text:span text:style-name="p314-1-1">36. 가</text:span><text:span text:style-name="p314-1-2">(규칙25조)</text:span></text:p>
            <text:p text:style-name="Paragraph-315"><text:span text:style-name="p315-1-1">37. 다</text:span><text:span text:style-name="p315-1-2">(규칙24조)</text:span></text:p>
            <text:p text:style-name="Paragraph-316"><text:span text:style-name="p316-1-1">38. 다</text:span><text:span text:style-name="p316-1-2">(규칙26조)</text:span></text:p>
            <text:p text:style-name="Paragraph-317"><text:span text:style-name="p317-1-1">40. 라</text:span><text:span text:style-name="p317-1-2">(규칙28조)</text:span></text:p>
            <text:p text:style-name="Paragraph-318"><text:span text:style-name="p318-1-1">41. 다</text:span><text:span text:style-name="p318-1-2">(규칙29조)</text:span></text:p>
            <text:p text:style-name="Paragraph-319"><text:span text:style-name="p319-1-1">39. 나</text:span><text:span text:style-name="p319-1-2">(규칙30조2)</text:span></text:p>
            <text:p text:style-name="Paragraph-320"><text:span text:style-name="p320-1-1">43. 가</text:span><text:span text:style-name="p320-1-2">(규칙31조)</text:span></text:p>
            <text:p text:style-name="Paragraph-321"><text:span text:style-name="p321-1-1">44. 라</text:span><text:span text:style-name="p321-1-2">(규칙34</text:span><text:span text:style-name="p321-1-3">∼35</text:span><text:span text:style-name="p321-1-4">조)</text:span></text:p>
            <text:p text:style-name="Paragraph-322"><text:span text:style-name="p322-1-1">45. 라</text:span><text:span text:style-name="p322-1-2">(규칙37</text:span><text:span text:style-name="p322-1-3">∼38</text:span><text:span text:style-name="p322-1-4">조)</text:span></text:p>
            <text:p text:style-name="Paragraph-323"><text:span text:style-name="p323-1-1">46. 가</text:span><text:span text:style-name="p323-1-2">(규칙38조)</text:span></text:p>
            <text:p text:style-name="Paragraph-324"><text:span text:style-name="p324-1-1">47. 다</text:span><text:span text:style-name="p324-1-2">(규칙39조)</text:span></text:p>
            <text:p text:style-name="Paragraph-325"><text:span text:style-name="p325-1-1">48. 라</text:span><text:span text:style-name="p325-1-2">(규칙39조)</text:span></text:p>
            <text:p text:style-name="Paragraph-326"><text:span text:style-name="p326-1-1">49. 가</text:span><text:span text:style-name="p326-1-2">(규칙41조)</text:span></text:p>
            <text:p text:style-name="Paragraph-327"><text:span text:style-name="p327-1-1">50. 라</text:span><text:span text:style-name="p327-1-2">(규칙42조)</text:span></text:p>
            <text:p text:style-name="Paragraph-328"><text:span text:style-name="p328-1-1">51. 가</text:span><text:span text:style-name="p328-1-2">(규칙43조)</text:span></text:p>
            <text:p text:style-name="Paragraph-329"><text:span text:style-name="p329-1-1">52. 가</text:span><text:span text:style-name="p329-1-2">(규칙45조)</text:span></text:p>
            <text:p text:style-name="Paragraph-330"><text:span text:style-name="p330-1-1">53. 라</text:span><text:span text:style-name="p330-1-2">(규칙46조)</text:span></text:p>
            <text:p text:style-name="Paragraph-331"><text:span text:style-name="p331-1-1">54. 라</text:span><text:span text:style-name="p331-1-2">(규칙47조)</text:span></text:p>
            <text:p text:style-name="Paragraph-332"><text:span text:style-name="p332-1-1">55. 라</text:span><text:span text:style-name="p332-1-2">(규칙48</text:span><text:span text:style-name="p332-1-3">∼50</text:span><text:span text:style-name="p332-1-4">조)</text:span></text:p>
            <text:p text:style-name="Paragraph-333"><text:span text:style-name="p333-1-1">56. 라</text:span><text:span text:style-name="p333-1-2">(규칙52,54조)</text:span></text:p>
            <text:p text:style-name="Paragraph-334"><text:span text:style-name="p334-1-1">57. 라</text:span><text:span text:style-name="p334-1-2">(규칙55</text:span><text:span text:style-name="p334-1-3">∼58</text:span><text:span text:style-name="p334-1-4">조)</text:span></text:p>
            <text:p text:style-name="Paragraph-335"><text:span text:style-name="p335-1-1">58. 라</text:span><text:span text:style-name="p335-1-2">(규칙59</text:span><text:span text:style-name="p335-1-3">∼60</text:span><text:span text:style-name="p335-1-4">조)</text:span></text:p>
            <text:p text:style-name="Paragraph-336"><text:span text:style-name="p336-1-1">59. 가</text:span><text:span text:style-name="p336-1-2">(규칙61조)</text:span></text:p>
          </table:table-cell>
        </table:table-row>
      </table:table>
      <text:p text:style-name="Paragraph-337"/>
      <text:p text:style-name="보기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serif" svg:font-family="'Times New Roman'" style:font-family-generic="roman" style:font-pitch="variable"/>
    <style:font-face style:name="sans-serif" svg:font-family="'Arial'" style:font-family-generic="swiss" style:font-pitch="variable"/>
    <style:font-face style:name="명조" svg:font-family="'은 바탕'" style:font-family-generic="roman" style:font-pitch="variable"/>
    <style:font-face style:name="고딕" svg:font-family="'은 돋움'" style:font-family-generic="swiss" style:font-pitch="variable"/>
    <style:font-face style:name="Lohit Hindi" svg:font-family="'Lohit Hindi'" style:font-family-generic="system" style:font-pitch="variable"/>
    <style:font-face style:name="굴림" svg:font-family="'굴림'" style:font-family-generic="swiss" style:font-pitch="variable"/>
    <style:font-face style:name="바탕" svg:font-family="'바탕'" style:font-family-generic="roman" style:font-pitch="variable"/>
    <style:font-face style:name="휴먼명조" svg:font-family="'휴먼명조'" style:font-family-generic="roman" style:font-pitch="variable"/>
    <style:font-face style:name="한양신명조" svg:font-family="'한양신명조'" style:font-family-generic="roman" style:font-pitch="variable"/>
    <style:font-face style:name="굴림" svg:font-family="'굴림'" style:font-family-generic="swiss" style:font-pitch="variable"/>
    <style:font-face style:name="바탕" svg:font-family="'바탕'" style:font-family-generic="roman" style:font-pitch="variable"/>
    <style:font-face style:name="한양신명조" svg:font-family="'한양신명조'" style:font-family-generic="roman" style:font-pitch="variable"/>
    <style:font-face style:name="휴먼명조" svg:font-family="'휴먼명조'" style:font-family-generic="roman" style:font-pitch="variable"/>
    <style:font-face style:name="굴림" svg:font-family="'굴림'" style:font-family-generic="swiss" style:font-pitch="variable"/>
    <style:font-face style:name="바탕" svg:font-family="'바탕'" style:font-family-generic="roman" style:font-pitch="variable"/>
    <style:font-face style:name="한양신명조" svg:font-family="'한양신명조'" style:font-family-generic="roman" style:font-pitch="variable"/>
    <style:font-face style:name="휴먼명조" svg:font-family="'휴먼명조'" style:font-family-generic="roman" style:font-pitch="variable"/>
    <style:font-face style:name="굴림" svg:font-family="'굴림'" style:font-family-generic="swiss" style:font-pitch="variable"/>
    <style:font-face style:name="바탕" svg:font-family="'바탕'" style:font-family-generic="roman" style:font-pitch="variable"/>
    <style:font-face style:name="한양신명조" svg:font-family="'한양신명조'" style:font-family-generic="roman" style:font-pitch="variable"/>
    <style:font-face style:name="휴먼명조" svg:font-family="'휴먼명조'" style:font-family-generic="roman" style:font-pitch="variable"/>
    <style:font-face style:name="굴림" svg:font-family="'굴림'" style:font-family-generic="swiss" style:font-pitch="variable"/>
    <style:font-face style:name="바탕" svg:font-family="'바탕'" style:font-family-generic="roman" style:font-pitch="variable"/>
    <style:font-face style:name="한양신명조" svg:font-family="'한양신명조'" style:font-family-generic="roman" style:font-pitch="variable"/>
    <style:font-face style:name="휴먼명조" svg:font-family="'휴먼명조'" style:font-family-generic="roman" style:font-pitch="variable"/>
    <style:font-face style:name="굴림" svg:font-family="'굴림'" style:font-family-generic="swiss" style:font-pitch="variable"/>
    <style:font-face style:name="바탕" svg:font-family="'바탕'" style:font-family-generic="roman" style:font-pitch="variable"/>
    <style:font-face style:name="한양신명조" svg:font-family="'한양신명조'" style:font-family-generic="roman" style:font-pitch="variable"/>
    <style:font-face style:name="휴먼명조" svg:font-family="'휴먼명조'" style:font-family-generic="roman" style:font-pitch="variable"/>
    <style:font-face style:name="굴림" svg:font-family="'굴림'" style:font-family-generic="swiss" style:font-pitch="variable"/>
    <style:font-face style:name="바탕" svg:font-family="'바탕'" style:font-family-generic="roman" style:font-pitch="variable"/>
    <style:font-face style:name="명조" svg:font-family="'명조'" style:font-family-generic="roman" style:font-pitch="variable"/>
    <style:font-face style:name="휴먼명조" svg:font-family="'휴먼명조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ans-serif" fo:font-size="10pt" fo:language="en" fo:country="US" style:letter-kerning="true" style:font-name-asian="고딕" style:font-size-asian="10pt" style:language-asian="ko" style:country-asian="KR" style:font-name-complex="Lohit Hind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ans-serif" fo:font-size="14pt" style:font-name-asian="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바탕글" style:next-style-name="바탕글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본문" style:next-style-name="본문" style:family="paragraph" style:class="text">
      <style:paragraph-properties fo:text-align="justify" fo:text-indent="0pt" fo:margin-left="15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1" style:next-style-name="개요_1" style:family="paragraph" style:class="text">
      <style:paragraph-properties fo:text-align="justify" fo:text-indent="0pt" fo:margin-left="1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2" style:next-style-name="개요_2" style:family="paragraph" style:class="text">
      <style:paragraph-properties fo:text-align="justify" fo:text-indent="0pt" fo:margin-left="2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3" style:next-style-name="개요_3" style:family="paragraph" style:class="text">
      <style:paragraph-properties fo:text-align="justify" fo:text-indent="0pt" fo:margin-left="3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4" style:next-style-name="개요_4" style:family="paragraph" style:class="text">
      <style:paragraph-properties fo:text-align="justify" fo:text-indent="0pt" fo:margin-left="4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5" style:next-style-name="개요_5" style:family="paragraph" style:class="text">
      <style:paragraph-properties fo:text-align="justify" fo:text-indent="0pt" fo:margin-left="5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6" style:next-style-name="개요_6" style:family="paragraph" style:class="text">
      <style:paragraph-properties fo:text-align="justify" fo:text-indent="0pt" fo:margin-left="6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7" style:next-style-name="개요_7" style:family="paragraph" style:class="text">
      <style:paragraph-properties fo:text-align="justify" fo:text-indent="0pt" fo:margin-left="7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쪽_번호" style:next-style-name="쪽_번호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name="머리말" style:next-style-name="머리말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name="각주" style:next-style-name="각주" style:family="paragraph" style:class="text">
      <style:paragraph-properties fo:text-align="justify" fo:text-indent="-13.1pt" fo:margin-left="13.1pt" fo:margin-right="0pt" fo:margin-top="0pt" fo:margin-bottom="0pt" fo:line-height="13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보기" style:next-style-name="보기" style:family="paragraph" style:class="text">
      <style:paragraph-properties fo:text-align="justify" fo:text-indent="-21.6pt" fo:margin-left="33.6pt" fo:margin-right="0pt" fo:margin-top="0pt" fo:margin-bottom="0pt" fo:line-height="160%"/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name="제1조" style:next-style-name="제1조" style:family="paragraph" style:class="text">
      <style:paragraph-properties fo:text-align="justify" fo:text-indent="-17.6pt" fo:margin-left="17.6pt" fo:margin-right="0pt" fo:margin-top="0pt" fo:margin-bottom="0pt" fo:line-height="165%"/>
      <style:text-properties style:font-name="한양신명조" style:font-name-asian="휴먼명조" fo:font-size="10pt" style:font-size-asian="10pt" style:font-size-complex="10pt" style:text-underline-type="none" style:text-overline-type="none" style:text-line-through-type="none"/>
    </style:style>
  </office:styles>
  <office:automatic-styles>
    <style:page-layout style:name="PageLayout-1">
      <style:page-layout-properties style:print-orientation="portrait" fo:page-width="21cm" fo:page-height="29.7cm" fo:margin-top="2cm" fo:margin-left="2.5cm" fo:margin-right="1.5cm" fo:margin-bottom="1.5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MasterPage-1" style:page-layout-name="PageLayout-1"/>
  </office:master-styles>
</office:document-styles>
</file>